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A CHINO ELIZABETH TATIA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735607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QUISPE CALEB JONAT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3443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4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2 - Trans. Aer. Caja Pavos Blancos</text:p>
          </table:table-cell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35</text:p>
            <text:p text:style-name="P11"/>
          </table:table-cell>
        </table:table-row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5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21:54:15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